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0b09dd" officeooo:paragraph-rsid="000b09dd"/>
    </style:style>
    <style:style style:name="P2" style:family="paragraph" style:parent-style-name="Standard" style:list-style-name="L1">
      <style:paragraph-properties fo:text-align="start" style:justify-single-word="false" style:writing-mode="lr-tb"/>
      <style:text-properties officeooo:rsid="000b09dd" officeooo:paragraph-rsid="000b09dd"/>
    </style:style>
    <style:style style:name="T1" style:family="text">
      <style:text-properties officeooo:rsid="000e5f3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:</text:p>
      <text:p text:style-name="P1">Introduction:</text:p>
      <text:p text:style-name="P1"><text:tab/>Why am I writing this?</text:p>
      <text:list xml:id="list525365856" text:style-name="L1">
        <text:list-item>
          <text:p text:style-name="P2">Detail the creation process of my project</text:p>
        </text:list-item>
        <text:list-item>
          <text:p text:style-name="P2">Highlight</text:p>
          <text:list>
            <text:list-item>
              <text:p text:style-name="P2">Optimizations,</text:p>
              <text:list>
                <text:list-item>
                  <text:p text:style-name="P2">Instancing</text:p>
                </text:list-item>
                <text:list-item>
                  <text:p text:style-name="P2">Binning</text:p>
                </text:list-item>
              </text:list>
            </text:list-item>
            <text:list-item>
              <text:p text:style-name="P2">Challenges</text:p>
            </text:list-item>
          </text:list>
        </text:list-item>
        <text:list-item>
          <text:p text:style-name="P2">Display that this project was the culmination of all that I learned. </text:p>
          <text:list>
            <text:list-item>
              <text:p text:style-name="P2">How did I implement all the techniques learned throughout the course in this final project?</text:p>
              <text:list>
                <text:list-item>
                  <text:p text:style-name="P2">Vectors,</text:p>
                </text:list-item>
                <text:list-item>
                  <text:p text:style-name="P2">Randomness,</text:p>
                </text:list-item>
                <text:list-item>
                  <text:p text:style-name="P2">Oscillations</text:p>
                </text:list-item>
                <text:list-item>
                  <text:p text:style-name="P2">Forces,</text:p>
                </text:list-item>
                <text:list-item>
                  <text:p text:style-name="P2">Particle systems</text:p>
                </text:list-item>
                <text:list-item>
                  <text:p text:style-name="P2">Agents</text:p>
                </text:list-item>
              </text:list>
            </text:list-item>
            <text:list-item>
              <text:p text:style-name="P2">I think It’s pretty obvious how each of these are being used with the project, however it might not be obvious to an observer</text:p>
            </text:list-item>
          </text:list>
        </text:list-item>
        <text:list-item>
          <text:p text:style-name="P2">Steering behavior:</text:p>
          <text:list>
            <text:list-item>
              <text:p text:style-name="P2">The steering behavior essentially takes into account all of these, other than randomness and oscillations, however, I could include oscillations into it by having my boids sterable. <text:line-break/>Could I create a shape that flaps it’s wings rather than a simple spheres.</text:p>
            </text:list-item>
            <text:list-item>
              <text:p text:style-name="P2">It wouldn’t work. All my shapes would flap at the same rate</text:p>
            </text:list-item>
            <text:list-item>
              <text:p text:style-name="P2">I could steer my objects. </text:p>
            </text:list-item>
            <text:list-item>
              <text:p text:style-name="P2">What If I included the oscillations elsewhere. Maybe an orbitting sphere?</text:p>
              <text:list>
                <text:list-item>
                  <text:p text:style-name="P2">I could have 2 planets orbing each other, and the boids flying around these</text:p>
                </text:list-item>
                <text:list-item>
                  <text:p text:style-name="P2">How is this an oscillation? I could use sin and cose for their movement, thus it wouldn’t be an orbit so much as just movement</text:p>
                </text:list-item>
                <text:list-item>
                  <text:p text:style-name="P2">I could setup a simple <text:s/>movement of it<text:span text:style-name="T1">f</text:span></text:p>
                </text:list-item>
                <text:list-item>
                  <text:p text:style-name="P2"/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4:32:39.619981711</meta:creation-date>
    <meta:generator>LibreOffice/7.3.7.2$Linux_X86_64 LibreOffice_project/30$Build-2</meta:generator>
    <dc:date>2025-04-10T20:35:33.396299618</dc:date>
    <meta:editing-duration>PT2M31S</meta:editing-duration>
    <meta:editing-cycles>1</meta:editing-cycles>
    <meta:document-statistic meta:table-count="0" meta:image-count="0" meta:object-count="0" meta:page-count="1" meta:paragraph-count="27" meta:word-count="219" meta:character-count="1177" meta:non-whitespace-character-count="1003"/>
  </office:meta>
</office:document-meta>
</file>